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C3BC86DDD025A4B0.png" manifest:media-type="image/png"/>
  <manifest:file-entry manifest:full-path="Pictures/10000201000002290000019DABF0F6DE4E7F62A1.png" manifest:media-type="image/png"/>
  <manifest:file-entry manifest:full-path="Pictures/1000020100000280000001E0A28112B21E7565B6.png" manifest:media-type="image/png"/>
  <manifest:file-entry manifest:full-path="Pictures/1000020100000280000001E0B926FA58B687BDC6.png" manifest:media-type="image/png"/>
  <manifest:file-entry manifest:full-path="Pictures/10000201000002300000019D2053953E55B522B1.png" manifest:media-type="image/png"/>
  <manifest:file-entry manifest:full-path="Pictures/10000201000002230000019DB86359D76B7936F7.png" manifest:media-type="image/png"/>
  <manifest:file-entry manifest:full-path="Pictures/1000020100000280000001E0411704C652352DFB.png" manifest:media-type="image/png"/>
  <manifest:file-entry manifest:full-path="Pictures/1000020100000280000001E0F91C855320047B36.png" manifest:media-type="image/png"/>
  <manifest:file-entry manifest:full-path="Pictures/1000020100000280000001E0864C4A6AFB7CAC0B.png" manifest:media-type="image/png"/>
  <manifest:file-entry manifest:full-path="Pictures/10000201000002230000019D8FA29A3AE3551EE6.png" manifest:media-type="image/png"/>
  <manifest:file-entry manifest:full-path="Pictures/10000201000002230000019DC8C177C7A799BFE6.png" manifest:media-type="image/png"/>
  <manifest:file-entry manifest:full-path="Pictures/10000201000002320000019D509B5AE6C59F23FB.png" manifest:media-type="image/png"/>
  <manifest:file-entry manifest:full-path="Pictures/10000201000002230000019DA4B5792142F9A2E6.png" manifest:media-type="image/png"/>
  <manifest:file-entry manifest:full-path="Pictures/1000020100000280000001E0A1B3473E53DF4555.png" manifest:media-type="image/png"/>
  <manifest:file-entry manifest:full-path="Pictures/1000020100000280000001E0612F6D31AD9E99F1.png" manifest:media-type="image/png"/>
  <manifest:file-entry manifest:full-path="Pictures/10000201000002230000019DA3FA6F3710E6C3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0.618cm" svg:height="30.463cm" svg:x="22.882cm" svg:y="0cm">
          <draw:image xlink:href="Pictures/1000020100000280000001E0A28112B21E7565B6.png" xlink:type="simple" xlink:show="embed" xlink:actuate="onLoad" loext:mime-type="image/png">
            <text:p/>
          </draw:image>
        </draw:frame>
        <draw:frame draw:style-name="gr1" draw:text-style-name="P1" draw:layer="layout" svg:width="23.916cm" svg:height="17.637cm" svg:x="-0.056cm" svg:y="4.572cm">
          <draw:image xlink:href="Pictures/10000201000002300000019D2053953E55B522B1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0.641cm" svg:height="30.48cm" svg:x="22.842cm" svg:y="0cm">
          <draw:image xlink:href="Pictures/1000020100000280000001E0864C4A6AFB7CAC0B.png" xlink:type="simple" xlink:show="embed" xlink:actuate="onLoad" loext:mime-type="image/png">
            <text:p/>
          </draw:image>
        </draw:frame>
        <draw:frame draw:style-name="gr1" draw:text-style-name="P1" draw:layer="layout" svg:width="24.825cm" svg:height="18.744cm" svg:x="0.178cm" svg:y="4.302cm">
          <draw:image xlink:href="Pictures/10000201000002230000019D8FA29A3AE3551EE6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40.385cm" svg:height="30.288cm" svg:x="23.225cm" svg:y="0.175cm">
          <draw:image xlink:href="Pictures/1000020100000280000001E0A1B3473E53DF4555.png" xlink:type="simple" xlink:show="embed" xlink:actuate="onLoad" loext:mime-type="image/png">
            <text:p/>
          </draw:image>
        </draw:frame>
        <draw:frame draw:style-name="gr1" draw:text-style-name="P1" draw:layer="layout" svg:width="25.23cm" svg:height="19.05cm" svg:x="-0.065cm" svg:y="3.921cm">
          <draw:image xlink:href="Pictures/10000201000002230000019DC8C177C7A799BFE6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40.449cm" svg:height="30.336cm" svg:x="22.907cm" svg:y="0cm">
          <draw:image xlink:href="Pictures/1000020100000280000001E0F91C855320047B36.png" xlink:type="simple" xlink:show="embed" xlink:actuate="onLoad" loext:mime-type="image/png">
            <text:p/>
          </draw:image>
        </draw:frame>
        <draw:frame draw:style-name="gr1" draw:text-style-name="P1" draw:layer="layout" svg:width="24.657cm" svg:height="18.617cm" svg:x="0.062cm" svg:y="4.481cm">
          <draw:image xlink:href="Pictures/10000201000002230000019DA4B5792142F9A2E6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40.131cm" svg:height="30.098cm" svg:x="23.225cm" svg:y="0.238cm">
          <draw:image xlink:href="Pictures/1000020100000280000001E0B926FA58B687BDC6.png" xlink:type="simple" xlink:show="embed" xlink:actuate="onLoad" loext:mime-type="image/png">
            <text:p/>
          </draw:image>
        </draw:frame>
        <draw:frame draw:style-name="gr1" draw:text-style-name="P1" draw:layer="layout" svg:width="25.23cm" svg:height="19.05cm" svg:x="-0.065cm" svg:y="4.556cm">
          <draw:image xlink:href="Pictures/10000201000002230000019DB86359D76B7936F7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40.512cm" svg:height="30.383cm" svg:x="22.971cm" svg:y="0.097cm">
          <draw:image xlink:href="Pictures/1000020100000280000001E0612F6D31AD9E99F1.png" xlink:type="simple" xlink:show="embed" xlink:actuate="onLoad" loext:mime-type="image/png">
            <text:p/>
          </draw:image>
        </draw:frame>
        <draw:frame draw:style-name="gr1" draw:text-style-name="P1" draw:layer="layout" svg:width="24.389cm" svg:height="18.415cm" svg:x="0.106cm" svg:y="4.937cm">
          <draw:image xlink:href="Pictures/10000201000002230000019DA3FA6F3710E6C3ED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40.449cm" svg:height="30.336cm" svg:x="22.781cm" svg:y="0cm">
          <draw:image xlink:href="Pictures/1000020100000280000001E0411704C652352DFB.png" xlink:type="simple" xlink:show="embed" xlink:actuate="onLoad" loext:mime-type="image/png">
            <text:p/>
          </draw:image>
        </draw:frame>
        <draw:frame draw:style-name="gr1" draw:text-style-name="P1" draw:layer="layout" svg:width="24.078cm" svg:height="17.982cm" svg:x="0.417cm" svg:y="5.445cm">
          <draw:image xlink:href="Pictures/10000201000002290000019DABF0F6DE4E7F62A1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40.618cm" svg:height="30.463cm" svg:x="22.865cm" svg:y="0cm">
          <draw:image xlink:href="Pictures/1000020100000280000001E0C3BC86DDD025A4B0.png" xlink:type="simple" xlink:show="embed" xlink:actuate="onLoad" loext:mime-type="image/png">
            <text:p/>
          </draw:image>
        </draw:frame>
        <draw:frame draw:style-name="gr1" draw:text-style-name="P1" draw:layer="layout" svg:width="24.345cm" svg:height="17.891cm" svg:x="0cm" svg:y="5.461cm">
          <draw:image xlink:href="Pictures/10000201000002320000019D509B5AE6C59F23F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54cm" svg:stroke-color="#ff0000" draw:marker-start-width="0.584cm" draw:marker-start-center="false" draw:marker-end-width="0.584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01:50.414308548</meta:creation-date>
    <dc:date>2022-05-09T17:10:03.030094030</dc:date>
    <meta:editing-duration>PT32S</meta:editing-duration>
    <meta:editing-cycles>1</meta:editing-cycles>
    <meta:document-statistic meta:object-count="16"/>
    <meta:generator>LibreOffice/6.4.7.2$Linux_X86_64 LibreOffice_project/40$Build-2</meta:generator>
  </office:meta>
</office:document-meta>
</file>